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4.00pt" fo:font-weight="bold" fo:font-family="'Liberation Sans'" style:font-family-asian="'Liberation Sans'" style:font-family-complex="'Liberation Sans'" fo:background-color="transparent" style:use-window-font-color="true"/>
    </style:style>
    <style:style style:name="T3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4.00pt" fo:font-weight="bold" fo:font-family="'Liberation Sans'" style:font-family-asian="'Liberation Sans'" style:font-family-complex="'Liberation Sans'" fo:background-color="transparent" style:use-window-font-color="true"/>
    </style:style>
    <style:style style:name="T5" style:family="text">
      <style:text-properties fo:font-size="14.00pt" fo:font-weight="bold" fo:font-family="'Segoe UI Symbol'" style:font-family-asian="'Segoe UI Symbol'" style:font-family-complex="'Segoe UI Symbol'" fo:background-color="transparent" style:use-window-font-color="true"/>
    </style:style>
    <style:style style:name="T6" style:family="text">
      <style:text-properties fo:font-size="14.00pt" fo:font-weight="bold" fo:font-family="'Liberation Sans'" style:font-family-asian="'Liberation Sans'" style:font-family-complex="'Liberation Sans'" fo:background-color="transparent" style:use-window-font-color="true"/>
    </style:style>
    <style:style style:name="T7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4.00pt" fo:font-weight="bold" fo:font-family="'Liberation Sans'" style:font-family-asian="'Liberation Sans'" style:font-family-complex="'Liberation Sans'" fo:background-color="transparent" style:use-window-font-color="true"/>
    </style:style>
    <style:style style:name="T9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4.00pt" fo:font-weight="bold" fo:font-family="'Liberation Sans'" style:font-family-asian="'Liberation Sans'" style:font-family-complex="'Liberation Sans'" fo:background-color="transparent" style:use-window-font-color="true"/>
    </style:style>
    <style:style style:name="T11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4.00pt" fo:font-weight="bold" fo:font-family="'Liberation Sans'" style:font-family-asian="'Liberation Sans'" style:font-family-complex="'Liberation Sans'" fo:background-color="transparent" style:use-window-font-color="true"/>
    </style:style>
    <style:style style:name="T13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4.00pt" fo:font-weight="bold" fo:font-family="'Liberation Sans'" style:font-family-asian="'Liberation Sans'" style:font-family-complex="'Liberation Sans'" fo:background-color="transparent" style:use-window-font-color="true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4.00pt" fo:font-weight="bold" fo:font-family="'Liberation Sans'" style:font-family-asian="'Liberation Sans'" style:font-family-complex="'Liberation Sans'" fo:background-color="transparent" style:use-window-font-color="true"/>
    </style:style>
    <style:style style:name="T17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4.00pt" fo:font-weight="bold" fo:font-family="'Liberation Sans'" style:font-family-asian="'Liberation Sans'" style:font-family-complex="'Liberation Sans'" fo:background-color="transparent" style:use-window-font-color="true"/>
    </style:style>
    <style:style style:name="T19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4.00pt" fo:font-weight="bold" fo:font-family="'Liberation Sans'" style:font-family-asian="'Liberation Sans'" style:font-family-complex="'Liberation Sans'" fo:background-color="transparent" style:use-window-font-color="true"/>
    </style:style>
    <style:style style:name="T32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4.00pt" fo:font-weight="bold" fo:font-family="'Liberation Sans'" style:font-family-asian="'Liberation Sans'" style:font-family-complex="'Liberation Sans'" fo:background-color="transparent" style:use-window-font-color="true"/>
    </style:style>
    <style:style style:name="T34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8" style:family="text">
      <style:text-properties fo:font-size="14.00pt" fo:font-weight="bold" fo:font-family="'Liberation Sans'" style:font-family-asian="'Liberation Sans'" style:font-family-complex="'Liberation Sans'" fo:background-color="transparent" style:use-window-font-color="true"/>
    </style:style>
    <style:style style:name="T49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50" style:family="text">
      <style:text-properties fo:font-size="14.00pt" fo:font-weight="bold" fo:font-family="'Liberation Sans'" style:font-family-asian="'Liberation Sans'" style:font-family-complex="'Liberation Sans'" fo:background-color="transparent" style:use-window-font-color="true"/>
    </style:style>
    <style:style style:name="T51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52" style:family="text">
      <style:text-properties fo:font-size="14.00pt" fo:font-weight="bold" fo:font-family="'Liberation Sans'" style:font-family-asian="'Liberation Sans'" style:font-family-complex="'Liberation Sans'" fo:background-color="transparent" style:use-window-font-color="true"/>
    </style:style>
    <style:style style:name="T5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8" style:family="text">
      <style:text-properties fo:font-size="14.00pt" fo:font-weight="bold" fo:font-family="'Liberation Sans'" style:font-family-asian="'Liberation Sans'" style:font-family-complex="'Liberation Sans'" fo:background-color="transparent" style:use-window-font-color="true"/>
    </style:style>
    <style:style style:name="T79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80" style:family="text">
      <style:text-properties fo:font-size="14.00pt" fo:font-weight="bold" fo:font-family="'Liberation Sans'" style:font-family-asian="'Liberation Sans'" style:font-family-complex="'Liberation Sans'" fo:background-color="transparent" style:use-window-font-color="true"/>
    </style:style>
    <style:style style:name="T81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82" style:family="text">
      <style:text-properties fo:font-size="14.00pt" fo:font-weight="bold" fo:font-family="'Liberation Sans'" style:font-family-asian="'Liberation Sans'" style:font-family-complex="'Liberation Sans'" fo:background-color="transparent" style:use-window-font-color="true"/>
    </style:style>
    <style:style style:name="T83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84" style:family="text">
      <style:text-properties fo:font-size="14.00pt" fo:font-weight="bold" fo:font-family="'Liberation Sans'" style:font-family-asian="'Liberation Sans'" style:font-family-complex="'Liberation Sans'" fo:background-color="transparent" style:use-window-font-color="true"/>
    </style:style>
    <style:style style:name="T85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8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0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0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0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0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0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1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1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11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1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2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2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2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2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2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3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1" style:family="text">
      <style:text-properties fo:font-size="14.00pt" fo:font-weight="bold" fo:font-family="'Liberation Sans'" style:font-family-asian="'Liberation Sans'" style:font-family-complex="'Liberation Sans'" fo:background-color="transparent" style:use-window-font-color="true"/>
    </style:style>
    <style:style style:name="T132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133" style:family="text">
      <style:text-properties fo:font-size="14.00pt" fo:font-weight="bold" fo:font-family="'Liberation Sans'" style:font-family-asian="'Liberation Sans'" style:font-family-complex="'Liberation Sans'" fo:background-color="transparent" style:use-window-font-color="true"/>
    </style:style>
    <style:style style:name="T134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135" style:family="text">
      <style:text-properties fo:font-size="14.00pt" fo:font-weight="bold" fo:font-family="'Liberation Sans'" style:font-family-asian="'Liberation Sans'" style:font-family-complex="'Liberation Sans'" fo:background-color="transparent" style:use-window-font-color="true"/>
    </style:style>
    <style:style style:name="T136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13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3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4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4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4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4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4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5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153" style:family="text">
      <style:text-properties fo:font-size="12.00pt" fo:font-weight="normal" fo:font-family="Calibri" style:font-family-asian="Calibri" style:font-family-complex="Calibri" fo:background-color="transparent" style:use-window-font-color="true" fo:font-style="italic"/>
    </style:style>
    <style:style style:name="T15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15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5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159" style:family="text">
      <style:text-properties fo:font-size="12.00pt" fo:font-weight="normal" fo:font-family="Calibri" style:font-family-asian="Calibri" style:font-family-complex="Calibri" fo:background-color="transparent" style:use-window-font-color="true" fo:font-style="italic"/>
    </style:style>
    <style:style style:name="T16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16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6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165" style:family="text">
      <style:text-properties fo:font-size="12.00pt" fo:font-weight="normal" fo:font-family="Calibri" style:font-family-asian="Calibri" style:font-family-complex="Calibri" fo:background-color="transparent" style:use-window-font-color="true" fo:font-style="italic"/>
    </style:style>
    <style:style style:name="T16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16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9" style:family="text">
      <style:text-properties fo:font-size="14.00pt" fo:font-weight="bold" fo:font-family="'Liberation Sans'" style:font-family-asian="'Liberation Sans'" style:font-family-complex="'Liberation Sans'" fo:background-color="transparent" style:use-window-font-color="true"/>
    </style:style>
    <style:style style:name="T170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171" style:family="text">
      <style:text-properties fo:font-size="14.00pt" fo:font-weight="bold" fo:font-family="'Liberation Sans'" style:font-family-asian="'Liberation Sans'" style:font-family-complex="'Liberation Sans'" fo:background-color="transparent" style:use-window-font-color="true"/>
    </style:style>
    <style:style style:name="T172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173" style:family="text">
      <style:text-properties fo:font-size="14.00pt" fo:font-weight="bold" fo:font-family="'Liberation Sans'" style:font-family-asian="'Liberation Sans'" style:font-family-complex="'Liberation Sans'" fo:background-color="transparent" style:use-window-font-color="true"/>
    </style:style>
    <style:style style:name="T174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17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7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7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8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8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8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8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8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9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9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9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9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9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9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0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0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0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0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0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0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0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0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0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0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1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1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1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1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1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1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1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1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1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1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2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2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2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2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2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P1" style:family="paragraph">
      <style:paragraph-properties fo:line-height="100.00%" fo:text-align="left" fo:margin-top="12.00pt" fo:margin-bottom="6.00pt"/>
    </style:style>
    <style:style style:name="P2" style:family="paragraph">
      <style:paragraph-properties fo:line-height="120.00%" fo:text-align="left" fo:margin-bottom="7.00pt"/>
    </style:style>
    <style:style style:name="P3" style:family="paragraph">
      <style:paragraph-properties fo:line-height="100.00%" fo:text-align="left" fo:margin-top="10.00pt" fo:margin-bottom="6.00pt"/>
    </style:style>
    <style:style style:name="P4" style:family="paragraph">
      <style:paragraph-properties fo:line-height="100.00%" fo:text-align="left" fo:margin-top="7.00pt" fo:margin-bottom="6.00pt"/>
    </style:style>
    <text:list-style style:name="L5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5" style:family="paragraph">
      <style:paragraph-properties fo:line-height="120.00%" fo:text-align="left" fo:margin-left="-18.00pt" fo:text-indent="18.00pt" fo:margin-bottom="7.00pt"/>
    </style:style>
    <style:style style:name="P6" style:family="paragraph">
      <style:paragraph-properties fo:line-height="100.00%" fo:text-align="left" fo:margin-top="7.00pt" fo:margin-bottom="6.00pt"/>
    </style:style>
    <style:style style:name="P7" style:family="paragraph">
      <style:paragraph-properties fo:line-height="120.00%" fo:text-align="left" fo:margin-bottom="7.00pt"/>
    </style:style>
    <style:style style:name="P8" style:family="paragraph">
      <style:paragraph-properties fo:line-height="100.00%" fo:text-align="left" fo:margin-top="7.00pt" fo:margin-bottom="6.00pt"/>
    </style:style>
    <style:style style:name="P9" style:family="paragraph">
      <style:paragraph-properties fo:line-height="120.00%" fo:text-align="left" fo:margin-bottom="7.00pt"/>
    </style:style>
    <style:style style:name="P10" style:family="paragraph">
      <style:paragraph-properties fo:line-height="100.00%" fo:text-align="left" fo:margin-top="10.00pt" fo:margin-bottom="6.00pt"/>
    </style:style>
    <style:style style:name="P11" style:family="paragraph">
      <style:paragraph-properties fo:line-height="100.00%" fo:text-align="left" fo:margin-top="7.00pt" fo:margin-bottom="6.00pt"/>
    </style:style>
    <style:style style:name="P12" style:family="paragraph">
      <style:paragraph-properties fo:line-height="120.00%" fo:text-align="left" fo:margin-bottom="7.00pt"/>
    </style:style>
    <style:style style:name="P13" style:family="paragraph">
      <style:paragraph-properties fo:line-height="100.00%" fo:text-align="left" fo:margin-top="7.00pt" fo:margin-bottom="6.00pt"/>
    </style:style>
    <style:style style:name="P14" style:family="paragraph">
      <style:paragraph-properties fo:line-height="120.00%" fo:text-align="left" fo:margin-bottom="7.00pt"/>
    </style:style>
    <style:style style:name="P15" style:family="paragraph">
      <style:paragraph-properties fo:line-height="100.00%" fo:text-align="left" fo:margin-top="7.00pt" fo:margin-bottom="6.00pt"/>
    </style:style>
    <style:style style:name="P16" style:family="paragraph">
      <style:paragraph-properties fo:line-height="120.00%" fo:text-align="left" fo:margin-bottom="7.00pt"/>
    </style:style>
    <style:style style:name="P17" style:family="paragraph">
      <style:paragraph-properties fo:line-height="100.00%" fo:text-align="left" fo:margin-top="7.00pt" fo:margin-bottom="6.00pt"/>
    </style:style>
    <style:style style:name="P18" style:family="paragraph">
      <style:paragraph-properties fo:line-height="120.00%" fo:text-align="left" fo:margin-bottom="7.00pt"/>
    </style:style>
  </office:automatic-styles>
  <office:body>
    <office:text>
      <text:p text:style-name="P1"><text:span text:style-name="T1">Лабораторна</text:span><text:span text:style-name="T2"><text:s/></text:span><text:span text:style-name="T3">робота</text:span><text:span text:style-name="T4"><text:s text:c="2"/></text:span><text:span text:style-name="T5">№</text:span><text:span text:style-name="T6">4.<text:s/></text:span><text:span text:style-name="T7">Розробка</text:span><text:span text:style-name="T8"><text:s/></text:span><text:span text:style-name="T9">програм</text:span><text:span text:style-name="T10"><text:s/></text:span><text:span text:style-name="T11">що</text:span><text:span text:style-name="T12"><text:s/></text:span><text:span text:style-name="T13">розгалужуються</text:span><text:span text:style-name="T14">.</text:span></text:p>
      <text:p text:style-name="P2"><text:span text:style-name="T15"/></text:p>
      <text:p text:style-name="P3"><text:span text:style-name="T16">1<text:s/></text:span><text:span text:style-name="T17">Вимоги</text:span></text:p>
      <text:p text:style-name="P4"><text:span text:style-name="T18">1.1<text:s/></text:span><text:span text:style-name="T19">Розробник</text:span></text:p>
      <text:list text:style-name="L5">
        <text:list-item>
          <text:p text:style-name="P5"><text:span text:style-name="T20">Мусий Антон Вадимович</text:span><text:span text:style-name="T21">;</text:span></text:p>
        </text:list-item>
        <text:list-item>
          <text:p text:style-name="P5"><text:span text:style-name="T22">студент</text:span><text:span text:style-name="T23"><text:s/></text:span><text:span text:style-name="T24">групи</text:span><text:span text:style-name="T25"><text:s/></text:span><text:span text:style-name="T26">КІТ</text:span><text:span text:style-name="T27">-121</text:span><text:span text:style-name="T28">а</text:span><text:span text:style-name="T29">;</text:span></text:p>
        </text:list-item>
        <text:list-item>
          <text:p text:style-name="P5"><text:span text:style-name="T30">21.12.2021.</text:span></text:p>
        </text:list-item>
      </text:list>
      <text:p text:style-name="P6"><text:span text:style-name="T31">1.2<text:s/></text:span><text:span text:style-name="T32">Загальне</text:span><text:span text:style-name="T33"><text:s/></text:span><text:span text:style-name="T34">завдання</text:span></text:p>
      <text:p text:style-name="P7"><text:span text:style-name="T35"><text:tab/></text:span><text:span text:style-name="T36">Розробити</text:span><text:span text:style-name="T37"><text:s/></text:span><text:span text:style-name="T38">програми</text:span><text:span text:style-name="T39">,<text:s/></text:span><text:span text:style-name="T40">вирішення</text:span><text:span text:style-name="T41"><text:s/></text:span><text:span text:style-name="T42">яких</text:span><text:span text:style-name="T43"><text:s/></text:span><text:span text:style-name="T44">потребує</text:span><text:span text:style-name="T45"><text:s/></text:span><text:span text:style-name="T46">розгалужень</text:span><text:span text:style-name="T47">. </text:span></text:p>
      <text:p text:style-name="P8"><text:span text:style-name="T48">1.3<text:s/></text:span><text:span text:style-name="T49">Індивідуальне</text:span><text:span text:style-name="T50"><text:s/></text:span><text:span text:style-name="T51">завдання</text:span><text:span text:style-name="T52"><text:s text:c="2"/></text:span></text:p>
      <text:p text:style-name="P9"><text:span text:style-name="T53"><text:tab/></text:span><text:span text:style-name="T54">Розробити</text:span><text:span text:style-name="T55"><text:s/></text:span><text:span text:style-name="T56">програму</text:span><text:span text:style-name="T57">,<text:s/></text:span><text:span text:style-name="T58">яка</text:span><text:span text:style-name="T59"><text:s/></text:span><text:span text:style-name="T60">визначає</text:span><text:span text:style-name="T61"><text:s/></text:span><text:span text:style-name="T62">значення</text:span><text:span text:style-name="T63"><text:s/>y<text:s/></text:span><text:span text:style-name="T64">в</text:span><text:span text:style-name="T65"><text:s/></text:span><text:span text:style-name="T66">залежності</text:span><text:span text:style-name="T67"><text:s/></text:span><text:span text:style-name="T68">від</text:span><text:span text:style-name="T69"><text:s/></text:span><text:span text:style-name="T70">значення</text:span><text:span text:style-name="T71"><text:s/>x<text:s/></text:span><text:span text:style-name="T72">за</text:span><text:span text:style-name="T73"><text:s/></text:span><text:span text:style-name="T74">заданою</text:span><text:span text:style-name="T75"><text:s/></text:span><text:span text:style-name="T76">функцією</text:span><text:span text:style-name="T77">.</text:span></text:p>
      <text:p text:style-name="P10"><text:span text:style-name="T78">2.<text:s/></text:span><text:span text:style-name="T79">Опис</text:span><text:span text:style-name="T80"><text:s/></text:span><text:span text:style-name="T81">роботи</text:span></text:p>
      <text:p text:style-name="P11"><text:span text:style-name="T82">2.1<text:s/></text:span><text:span text:style-name="T83">Функціональне</text:span><text:span text:style-name="T84"><text:s/></text:span><text:span text:style-name="T85">призначення</text:span></text:p>
      <text:p text:style-name="P12"><text:span text:style-name="T86"><text:tab/></text:span><text:span text:style-name="T87">Програма</text:span><text:span text:style-name="T88"><text:s/></text:span><text:span text:style-name="T89">призначена</text:span><text:span text:style-name="T90"><text:s/></text:span><text:span text:style-name="T91">для</text:span><text:span text:style-name="T92"><text:s/></text:span><text:span text:style-name="T93">визначення</text:span><text:span text:style-name="T94"><text:s/></text:span><text:span text:style-name="T95">значення</text:span><text:span text:style-name="T96"><text:s/>y(x)<text:s/></text:span><text:span text:style-name="T97">в</text:span><text:span text:style-name="T98"><text:s/></text:span><text:span text:style-name="T99">залежності</text:span><text:span text:style-name="T100"><text:s/></text:span><text:span text:style-name="T101">від</text:span><text:span text:style-name="T102"><text:s/></text:span><text:span text:style-name="T103">значення</text:span><text:span text:style-name="T104"><text:s/>x.</text:span></text:p>
      <text:p text:style-name="P12"><text:span text:style-name="T105"><text:tab/></text:span><text:span text:style-name="T106">Результат</text:span><text:span text:style-name="T107"><text:s/></text:span><text:span text:style-name="T108">зберігається</text:span><text:span text:style-name="T109"><text:s/></text:span><text:span text:style-name="T110">у</text:span><text:span text:style-name="T111"><text:s/></text:span><text:span text:style-name="T112">змінній</text:span><text:span text:style-name="T113"><text:s/></text:span><text:span text:style-name="T114">y_task_4</text:span><text:span text:style-name="T115">.</text:span></text:p>
      <text:p text:style-name="P12"><text:span text:style-name="T116"><text:tab/></text:span><text:span text:style-name="T117">Демонстрація</text:span><text:span text:style-name="T118"><text:s/></text:span><text:span text:style-name="T119">знайденого</text:span><text:span text:style-name="T120"><text:s/></text:span><text:span text:style-name="T121">результату</text:span><text:span text:style-name="T122"><text:s/></text:span><text:span text:style-name="T123">передбачає</text:span><text:span text:style-name="T124"><text:s/></text:span><text:span text:style-name="T125">покрокове</text:span><text:span text:style-name="T126"><text:s/></text:span><text:span text:style-name="T127">виконання</text:span><text:span text:style-name="T128"><text:s/></text:span><text:span text:style-name="T129">програми</text:span><text:span text:style-name="T130">. </text:span></text:p>
      <text:p text:style-name="P13"><text:span text:style-name="T131">2.2<text:s/></text:span><text:span text:style-name="T132">Опис</text:span><text:span text:style-name="T133"><text:s/></text:span><text:span text:style-name="T134">логічної</text:span><text:span text:style-name="T135"><text:s/></text:span><text:span text:style-name="T136">структури</text:span></text:p>
      <text:p text:style-name="P14"><text:span text:style-name="T137"><text:tab/></text:span><text:span text:style-name="T138">За</text:span><text:span text:style-name="T139"><text:s/></text:span><text:span text:style-name="T140">допомогою</text:span><text:span text:style-name="T141"><text:s/></text:span><text:span text:style-name="T142">розгалужень</text:span><text:span text:style-name="T143"><text:s/></text:span><text:span text:style-name="T144">визначаємо</text:span><text:span text:style-name="T145"><text:s/></text:span><text:span text:style-name="T146">діапазон</text:span><text:span text:style-name="T147"><text:s/></text:span><text:span text:style-name="T148">значення</text:span><text:span text:style-name="T149"><text:s/>x.<text:s/></text:span><text:span text:style-name="T150">Якщо</text:span><text:span text:style-name="T151"><text:s/></text:span><text:span text:style-name="T152">x &lt; -1,<text:s/></text:span><text:span text:style-name="T153">то</text:span><text:span text:style-name="T154"><text:s/>y(x) = -1.0 / x</text:span><text:span text:style-name="T155">.<text:s/></text:span><text:span text:style-name="T156">Якщо</text:span><text:span text:style-name="T157"><text:s/></text:span><text:span text:style-name="T158">-1 &lt;= x &lt; 1,<text:s/></text:span><text:span text:style-name="T159">то</text:span><text:span text:style-name="T160"><text:s/>y(x) = x^2</text:span><text:span text:style-name="T161">.<text:s/></text:span><text:span text:style-name="T162">Якщо</text:span><text:span text:style-name="T163"><text:s/></text:span><text:span text:style-name="T164">x &gt; 1,<text:s/></text:span><text:span text:style-name="T165">то</text:span><text:span text:style-name="T166"><text:s/>y(x) = 1</text:span><text:span text:style-name="T167">.</text:span></text:p>
      <text:p text:style-name="P15"><text:span text:style-name="T168"/></text:p>
      <text:p text:style-name="P15"><text:span text:style-name="T168"/></text:p>
      <text:p text:style-name="P15"><text:span text:style-name="T168"/></text:p>
      <text:p text:style-name="P15"><text:span text:style-name="T168"/></text:p>
      <text:p text:style-name="P16"><text:span text:style-name="T168"/></text:p>
      <text:p text:style-name="P16"><text:span text:style-name="T168"/></text:p>
      <text:p text:style-name="P17"><text:span text:style-name="T169">2.3<text:s/></text:span><text:span text:style-name="T170">Важливі</text:span><text:span text:style-name="T171"><text:s/></text:span><text:span text:style-name="T172">фрагменти</text:span><text:span text:style-name="T173"><text:s/></text:span><text:span text:style-name="T174">програми</text:span></text:p>
      <text:p text:style-name="P18"><text:span text:style-name="T175">2.3.1<text:s/></text:span><text:span text:style-name="T176">Перев</text:span><text:span text:style-name="T177">i</text:span><text:span text:style-name="T178">рка</text:span><text:span text:style-name="T179"><text:s/>x &lt; -1:</text:span></text:p>
      <text:p text:style-name="P18"><text:span text:style-name="T180">#define x_task_4 2.0</text:span></text:p>
      <text:p text:style-name="P18"><text:span text:style-name="T180"><text:s text:c="4"/></text:span></text:p>
      <text:p text:style-name="P18"><text:span text:style-name="T180"><text:s text:c="4"/>double y_task_4 = 0.0f;</text:span></text:p>
      <text:p text:style-name="P18"><text:span text:style-name="T181"/></text:p>
      <text:p text:style-name="P18"><text:span text:style-name="T182"><text:s text:c="4"/>if (x_task_4 &lt; -1){</text:span></text:p>
      <text:p text:style-name="P18"><text:span text:style-name="T182"><text:s text:c="9"/>y_task_4 = -1.0 / x_task_4; </text:span></text:p>
      <text:p text:style-name="P18"><text:span text:style-name="T182"><text:s text:c="4"/>} </text:span></text:p>
      <text:p text:style-name="P18"><text:span text:style-name="T182"><text:s text:c="4"/>else if (x_task_4 &lt; 1){</text:span></text:p>
      <text:p text:style-name="P18"><text:span text:style-name="T182"><text:s text:c="9"/>y_task_4 = x_task_4 * x_task_4;</text:span></text:p>
      <text:p text:style-name="P18"><text:span text:style-name="T182"><text:s text:c="4"/>}<text:s text:c="2"/></text:span></text:p>
      <text:p text:style-name="P18"><text:span text:style-name="T183">2.3.2<text:s/></text:span><text:span text:style-name="T184">Перев</text:span><text:span text:style-name="T185">i</text:span><text:span text:style-name="T186">рка</text:span><text:span text:style-name="T187"><text:s/>-1 &lt;= x &lt; 1:</text:span></text:p>
      <text:p text:style-name="P18"><text:span text:style-name="T188">// task 4</text:span></text:p>
      <text:p text:style-name="P18"><text:span text:style-name="T188"><text:s text:c="4"/>// determine the value of y depending on the value of x</text:span></text:p>
      <text:p text:style-name="P18"><text:span text:style-name="T188"><text:s text:c="4"/>#define x_task_4 2.0</text:span></text:p>
      <text:p text:style-name="P18"><text:span text:style-name="T189"/></text:p>
      <text:p text:style-name="P18"><text:span text:style-name="T189"/></text:p>
      <text:p text:style-name="P18"><text:span text:style-name="T190"><text:s/>else if (x_task_4 &lt; 1){</text:span></text:p>
      <text:p text:style-name="P18"><text:span text:style-name="T190"><text:s text:c="9"/>y_task_4 = x_task_4 * x_task_4;</text:span></text:p>
      <text:p text:style-name="P18"><text:span text:style-name="T190"><text:s text:c="4"/>}<text:s text:c="2"/></text:span></text:p>
      <text:p text:style-name="P18"><text:span text:style-name="T191"/></text:p>
      <text:p text:style-name="P18"><text:span text:style-name="T192">2.3.3<text:s/></text:span><text:span text:style-name="T193">Перев</text:span><text:span text:style-name="T194">i</text:span><text:span text:style-name="T195">рка</text:span><text:span text:style-name="T196"><text:s/>x &gt;= 1:</text:span></text:p>
      <text:p text:style-name="P18"><text:span text:style-name="T197">// task 4</text:span></text:p>
      <text:p text:style-name="P18"><text:span text:style-name="T197"><text:s text:c="4"/>// determine the value of y depending on the value of x</text:span></text:p>
      <text:p text:style-name="P18"><text:span text:style-name="T197"><text:s text:c="4"/>#define x_task_4 2.0</text:span></text:p>
      <text:p text:style-name="P18"><text:span text:style-name="T198">else{</text:span></text:p>
      <text:p text:style-name="P18"><text:span text:style-name="T198"><text:s text:c="8"/>y_task_4 = 1; </text:span></text:p>
      <text:p text:style-name="P18"><text:span text:style-name="T198"><text:s text:c="4"/>}<text:s text:c="2"/></text:span></text:p>
      <text:p text:style-name="P18"><text:span text:style-name="T199">Висновки</text:span><text:span text:style-name="T200">:</text:span></text:p>
      <text:p text:style-name="P18"><text:span text:style-name="T201"><text:tab/></text:span><text:span text:style-name="T202">У</text:span><text:span text:style-name="T203"><text:s/></text:span><text:span text:style-name="T204">результаті</text:span><text:span text:style-name="T205"><text:s/></text:span><text:span text:style-name="T206">виконання</text:span><text:span text:style-name="T207"><text:s/></text:span><text:span text:style-name="T208">лабораторної</text:span><text:span text:style-name="T209"><text:s/></text:span><text:span text:style-name="T210">роботи</text:span><text:span text:style-name="T211"><text:s/></text:span><text:span text:style-name="T212">отримали</text:span><text:span text:style-name="T213"><text:s/></text:span><text:span text:style-name="T214">навички</text:span><text:span text:style-name="T215"><text:s/></text:span><text:span text:style-name="T216">використання</text:span></text:p>
      <text:p text:style-name="P18"><text:span text:style-name="T216">розгалужень</text:span><text:span text:style-name="T217"><text:s/></text:span><text:span text:style-name="T218">для</text:span><text:span text:style-name="T219"><text:s/></text:span><text:span text:style-name="T220">вирішення</text:span><text:span text:style-name="T221"><text:s/></text:span><text:span text:style-name="T222">завдань</text:span><text:span text:style-name="T223">.</text:span><text:span text:style-name="T224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